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5.134cm" svg:y="19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  <draw:custom-shape draw:style-name="gr3" draw:text-style-name="P2" xml:id="id8" draw:id="id8" draw:layer="layout" svg:width="1.749cm" svg:height="1.66cm" svg:x="18.304cm" svg:y="22.5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3.366cm" svg:x2="28.004cm" svg:y2="18.765cm" draw:start-shape="id8" draw:start-glue-point="10" draw:end-shape="id2" draw:end-glue-point="6" svg:d="M20053 23366l7951-4601" svg:viewBox="0 0 7952 4602">
          <text:p/>
        </draw:connector>
        <draw:connector draw:style-name="gr5" draw:text-style-name="P1" draw:layer="layout" draw:type="line" svg:x1="20.053cm" svg:y1="23.366cm" svg:x2="28.004cm" svg:y2="21.066cm" draw:start-shape="id8" draw:start-glue-point="10" draw:end-shape="id3" draw:end-glue-point="6" svg:d="M20053 23366l7951-2300" svg:viewBox="0 0 7952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45:56.075845654</dc:date>
    <dc:creator>elucterio </dc:creator>
    <meta:editing-duration>PT3H27M55S</meta:editing-duration>
    <meta:editing-cycles>35</meta:editing-cycles>
    <meta:generator>LibreOffice/4.2.8.2$Linux_X86_64 LibreOffice_project/420m0$Build-2</meta:generator>
    <meta:document-statistic meta:object-count="163"/>
  </office:meta>
</office:document-meta>
</file>